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85cm"/>
    </style:style>
    <style:style style:name="co2" style:family="table-column">
      <style:table-column-properties fo:break-before="auto" style:column-width="8.167cm"/>
    </style:style>
    <style:style style:name="co3" style:family="table-column">
      <style:table-column-properties fo:break-before="auto" style:column-width="5.622cm"/>
    </style:style>
    <style:style style:name="co4" style:family="table-column">
      <style:table-column-properties fo:break-before="auto" style:column-width="12.866cm"/>
    </style:style>
    <style:style style:name="co5" style:family="table-column">
      <style:table-column-properties fo:break-before="auto" style:column-width="8.95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041cm"/>
    </style:style>
    <style:style style:name="co8" style:family="table-column">
      <style:table-column-properties fo:break-before="auto" style:column-width="2.293cm"/>
    </style:style>
    <style:style style:name="co9" style:family="table-column">
      <style:table-column-properties fo:break-before="auto" style:column-width="1.672cm"/>
    </style:style>
    <style:style style:name="ro1" style:family="table-row">
      <style:table-row-properties style:row-height="1.244cm" fo:break-before="auto" style:use-optimal-row-height="false"/>
    </style:style>
    <style:style style:name="ro2" style:family="table-row">
      <style:table-row-properties style:row-height="2.29cm" fo:break-before="auto" style:use-optimal-row-height="true"/>
    </style:style>
    <style:style style:name="ro3" style:family="table-row">
      <style:table-row-properties style:row-height="2.738cm" fo:break-before="auto" style:use-optimal-row-height="true"/>
    </style:style>
    <style:style style:name="ro4" style:family="table-row">
      <style:table-row-properties style:row-height="6.641cm" fo:break-before="auto" style:use-optimal-row-height="false"/>
    </style:style>
    <style:style style:name="ro5" style:family="table-row">
      <style:table-row-properties style:row-height="8.123cm" fo:break-before="auto" style:use-optimal-row-height="true"/>
    </style:style>
    <style:style style:name="ro6" style:family="table-row">
      <style:table-row-properties style:row-height="10.239cm" fo:break-before="auto" style:use-optimal-row-height="false"/>
    </style:style>
    <style:style style:name="ro7" style:family="table-row">
      <style:table-row-properties style:row-height="7.805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2.591cm" fo:break-before="auto" style:use-optimal-row-height="true"/>
    </style:style>
    <style:style style:name="ro10" style:family="table-row">
      <style:table-row-properties style:row-height="3.866cm" fo:break-before="auto" style:use-optimal-row-height="true"/>
    </style:style>
    <style:style style:name="ro11" style:family="table-row">
      <style:table-row-properties style:row-height="4.339cm" fo:break-before="auto" style:use-optimal-row-height="false"/>
    </style:style>
    <style:style style:name="ro12" style:family="table-row">
      <style:table-row-properties style:row-height="6.417cm" fo:break-before="auto" style:use-optimal-row-height="true"/>
    </style:style>
    <style:style style:name="ro13" style:family="table-row">
      <style:table-row-properties style:row-height="4.842cm" fo:break-before="auto" style:use-optimal-row-height="false"/>
    </style:style>
    <style:style style:name="ro14" style:family="table-row">
      <style:table-row-properties style:row-height="6.863cm" fo:break-before="auto" style:use-optimal-row-height="true"/>
    </style:style>
    <style:style style:name="ro15" style:family="table-row">
      <style:table-row-properties style:row-height="2.166cm" fo:break-before="auto" style:use-optimal-row-height="true"/>
    </style:style>
    <style:style style:name="ta1" style:family="table" style:master-page-name="PageStyle_5f_S1">
      <style:table-properties table:display="true" style:writing-mode="lr-tb"/>
    </style:style>
    <style:style style:name="ta2" style:family="table" style:master-page-name="PageStyle_5f_S2">
      <style:table-properties table:display="true" style:writing-mode="lr-tb"/>
    </style:style>
    <style:style style:name="ta3" style:family="table" style:master-page-name="PageStyle_5f_S3">
      <style:table-properties table:display="true" style:writing-mode="lr-tb"/>
    </style:style>
    <style:style style:name="ta4" style:family="table" style:master-page-name="PageStyle_5f_S4">
      <style:table-properties table:display="true" style:writing-mode="lr-tb"/>
    </style:style>
    <style:style style:name="ta5" style:family="table" style:master-page-name="PageStyle_5f_SAE10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>
        <loext:background-complex-color loext:theme-type="light1" loext:color-type="theme">
          <loext:transformation loext:type="lummod" loext:value="8500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1" style:family="text">
      <style:text-properties fo:color="#000000" style:font-name="Calibri1" fo:font-size="14pt" fo:font-weight="bold" style:text-underline-style="none" style:text-underline-color="font-color" style:text-line-through-type="none" fo:font-style="normal" style:text-outline="false" fo:text-shadow="none" style:text-position="0% 100%" style:font-name-complex="Calibri1" style:font-size-asian="14pt" style:font-size-complex="14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1" fo:font-size="14pt" fo:font-weight="normal" style:text-underline-style="none" style:text-underline-color="font-color" style:text-line-through-type="none" fo:font-style="normal" style:text-outline="false" fo:text-shadow="none" style:text-position="0% 100%" style:font-name-complex="Calibri1" style:font-size-asian="14pt" style:font-size-complex="14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5" table:number-columns-repeated="2" table:default-cell-style-name="ce4"/>
        <table:table-column table:style-name="co6" table:number-columns-repeated="16376" table:default-cell-style-name="Default"/>
        <table:table-row table:style-name="ro1">
          <table:table-cell table:style-name="ce1" office:value-type="string" calcext:value-type="string">
            <text:p>Saé</text:p>
          </table:table-cell>
          <table:table-cell table:style-name="ce1" office:value-type="string" calcext:value-type="string">
            <text:p>Nom de la SAE</text:p>
          </table:table-cell>
          <table:table-cell table:style-name="ce1" office:value-type="string" calcext:value-type="string">
            <text:p>Intervenantes et intervenants</text:p>
          </table:table-cell>
          <table:table-cell table:style-name="ce1" office:value-type="string" calcext:value-type="string">
            <text:p>Compétences</text:p>
          </table:table-cell>
          <table:table-cell table:style-name="ce6" office:value-type="string" calcext:value-type="string">
            <text:p>Compétences associées (cf Apprentissages critiques)</text:p>
          </table:table-cell>
          <table:table-cell table:style-name="ce6" office:value-type="string" calcext:value-type="string">
            <text:p>Nature du projet</text:p>
          </table:table-cell>
          <table:table-cell table:style-name="ce1" office:value-type="string" calcext:value-type="string">
            <text:p>Types de traces (image, vidéo, etc.)</text:p>
          </table:table-cell>
          <table:table-cell table:style-name="ce1" office:value-type="string" calcext:value-type="string">
            <text:p>Etapes projets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S1.01</text:p>
          </table:table-cell>
          <table:table-cell/>
          <table:table-cell office:value-type="string" calcext:value-type="string">
            <text:p>Constance THIERRY</text:p>
            <text:p>Fabio EL SAMRANI</text:p>
            <text:p>Jean-Christophe VIALAT</text:p>
            <text:p>Compléments formation : Gildas QUINIOU, Florian LE SAGER, Jean-Christophe VIALAT</text:p>
          </table:table-cell>
          <table:table-cell office:value-type="string" calcext:value-type="string">
            <text:p>Compétence 1 : </text:p>
            <text:p>Développer des applications informatiques simples</text:p>
          </table:table-cell>
          <table:table-cell office:value-type="string" calcext:value-type="string">
            <text:p>AC 11.01 Implémenter des conceptions simples</text:p>
            <text:p>AC 11.03 Faire des essais et évaluer leurs résultats en</text:p>
            <text:p>regard des spécifications</text:p>
          </table:table-cell>
          <table:table-cell office:value-type="string" calcext:value-type="string">
            <text:p>Conception d'un jeu de puissance 4 en langage C</text:p>
          </table:table-cell>
          <table:table-cell office:value-type="string" calcext:value-type="string">
            <text:p>fichiers ods, fichiers pdf, fichiers images, programmes C</text:p>
          </table:table-cell>
          <table:table-cell office:value-type="string" calcext:value-type="string">
            <text:p>étape 1 : maquette</text:p>
            <text:p>étape 2 : cahier de tests</text:p>
            <text:p>étape 3 : algorithme et décomposition</text:p>
            <text:p>étape 4 : code source</text:p>
            <text:p>étape 5 : traces d'exécution</text:p>
          </table:table-cell>
          <table:table-cell table:number-columns-repeated="16376"/>
        </table:table-row>
        <table:table-row table:style-name="ro3">
          <table:table-cell office:value-type="string" calcext:value-type="string">
            <text:p>S1.02</text:p>
          </table:table-cell>
          <table:table-cell office:value-type="string" calcext:value-type="string">
            <text:p>Comparaison d'algorithmes</text:p>
          </table:table-cell>
          <table:table-cell office:value-type="string" calcext:value-type="string">
            <text:p>Constance THIERRY</text:p>
            <text:p>Fabio EL SAMRANI</text:p>
            <text:p>Jean-Christophe VIALAT</text:p>
            <text:p>(Compléments formation : Yolande LE GALL, Florian LE SAGER, Jean-Christophe VIALAT</text:p>
          </table:table-cell>
          <table:table-cell office:value-type="string" calcext:value-type="string">
            <text:p>Compétence 2 : </text:p>
            <text:p>Appréhender et construire des algorithmes</text:p>
          </table:table-cell>
          <table:table-cell office:value-type="string" calcext:value-type="string">
            <text:p>AC 12.01 Analyser un problème avec méthode (découpage</text:p>
            <text:p>en éléments algorithmiques simples, structure de</text:p>
            <text:p>données...)</text:p>
            <text:p>AC 12.02 Comparer des algorithmes pour des problèmes</text:p>
            <text:p>classiques (tris simples, recherche...)</text:p>
          </table:table-cell>
          <table:table-cell/>
          <table:table-cell office:value-type="string" calcext:value-type="string">
            <text:p>programmes C, fichiers ods pour étape 4</text:p>
          </table:table-cell>
          <table:table-cell office:value-type="string" calcext:value-type="string">
            <text:p>étape 1 : tri de 10 entiers</text:p>
            <text:p>étape 2 : tri de 500 000 entiers</text:p>
            <text:p>étape 3 : tris de chaines de caractères</text:p>
            <text:p>étape 4 : comparaison de performances</text:p>
            <text:p>étape 5 : données réelles</text:p>
            <text:p>étape 6 : évaluation individuelle</text:p>
          </table:table-cell>
          <table:table-cell table:number-columns-repeated="16376"/>
        </table:table-row>
        <table:table-row table:style-name="ro4">
          <table:table-cell office:value-type="string" calcext:value-type="string">
            <text:p>S1.03</text:p>
          </table:table-cell>
          <table:table-cell office:value-type="string" calcext:value-type="string">
            <text:p>Installation de poste</text:p>
          </table:table-cell>
          <table:table-cell office:value-type="string" calcext:value-type="string">
            <text:p>Gildas QUINIOU</text:p>
            <text:p>Claude SIMON</text:p>
            <text:p>Annie ROUXEL</text:p>
            <text:p>Pierre-François CHARLES</text:p>
          </table:table-cell>
          <table:table-cell table:style-name="ce4" office:value-type="string" calcext:value-type="string">
            <text:p>Compétence 3 : </text:p>
            <text:p>Installer et configurer un poste de travail</text:p>
          </table:table-cell>
          <table:table-cell table:style-name="ce4" office:value-type="string" calcext:value-type="string">
            <text:p>AC 13.01 Identifier les différents composants (matériels et logiciels) d'un système numérique</text:p>
            <text:p>AC 13.02 Utiliser les fonctionnalités de base d'un système multitâches / multiutilisateurs</text:p>
            <text:p>AC 13.03 Installer et configurer un système d'exploitation et des outils de développement</text:p>
          </table:table-cell>
          <table:table-cell table:style-name="ce4" office:value-type="string" calcext:value-type="string">
            <text:p>Exploitation de conteneurs Docker "utilitaires" et création d'un Workflow chaînant ces conteneurs. L'objectif était la mise en place de briques logicielles s'intégrant à un environnement de développement complexe. Ces briques logicielles conteneurisées formaient un mécanisme quasi-automatique redéployable, à peu de frais (temps et compétences), ultérieurement et/ou par d'autres développeurs.</text:p>
            <text:p>Le projet permettait de générer des PDF de rapports commerciaux régionaux d'une entreprise.</text:p>
          </table:table-cell>
          <table:table-cell office:value-type="string" calcext:value-type="string">
            <text:p>- Scripts de configuration</text:p>
            <text:p>- Documentation de la procédure d'installation</text:p>
          </table:table-cell>
          <table:table-cell office:value-type="string" calcext:value-type="string">
            <text:p>Installation d’un poste pour le développement : mise en œuvre d'une chaîne de processus (workflow) s'intégrant dans un environnement de développement.</text:p>
            <text:p>Etape 1 : Identifier les outils nécessaires</text:p>
            <text:p>Etape 2 : Préparation des fichiers de test (donnés et configs)</text:p>
            <text:p>Etape 3 : Proposition d'un workflow enchaînant les outils</text:p>
            <text:p>Etape 4 : Production finale et "scriptage" du workflow</text:p>
          </table:table-cell>
          <table:table-cell table:number-columns-repeated="16376"/>
        </table:table-row>
        <table:table-row table:style-name="ro5">
          <table:table-cell office:value-type="string" calcext:value-type="string">
            <text:p>S1.04</text:p>
          </table:table-cell>
          <table:table-cell office:value-type="string" calcext:value-type="string">
            <text:p>Création de bases de données</text:p>
          </table:table-cell>
          <table:table-cell office:value-type="string" calcext:value-type="string">
            <text:p>Tassadit BOUADI,</text:p>
            <text:p>Arnaud DELHAY-LORRAIN,</text:p>
            <text:p>Constance THIERRY</text:p>
            <text:p>Elisabeth GENAIVRE</text:p>
            <text:p/>
          </table:table-cell>
          <table:table-cell office:value-type="string" calcext:value-type="string">
            <text:p>Compétence 4 : </text:p>
            <text:p>Concevoir et mettre en place une base de données à partir d'un cahier des charges client</text:p>
          </table:table-cell>
          <table:table-cell office:value-type="string" calcext:value-type="string">
            <text:p>AC 14.01 Mettre à jour et interroger une base de données relationnelle </text:p>
            <text:p>- Critiquer la modélisation et la mise en oeuvre d'une BD</text:p>
            <text:p>- Rétro-ingénierie : passer du modèle relationnel au modèle conceptuel (diagramme de classe ici)</text:p>
            <text:p>- Modélisation objet : proposer une solution/correction + une extension</text:p>
            <text:p>- Exploiter/analyser les données via des requêtes SQL (projection, sélection, aggrégation, jointures)</text:p>
            <text:p>- Migrer une base de données d'un ancien schéma vers un nouveau (méthodologie)</text:p>
            <text:p/>
            <text:p>AC 14.03 Concevoir une base de données relationnelle à partir d'un cahier des charges</text:p>
            <text:p>- Méthodologie : modélisation objet à partir d'un texte (diagramme de classe) : identifications des classes, associations, cardinalités, dépendances fonctionnelles, etc. Intuitions sur des notions de normalisation comme la décomposition.</text:p>
            <text:p>- Implémentation des différentes contraintes </text:p>
            <text:p>- Passage d'un diagramme de classe à un modèle relationnel</text:p>
          </table:table-cell>
          <table:table-cell/>
          <table:table-cell office:value-type="string" calcext:value-type="string">
            <text:p>- Rapports ods ou pdf (incluant les figures des diagrammes de classe) (étapes 1 et 3)</text:p>
            <text:p>- scripts sql (étapes 1, 2 et 3)</text:p>
            <text:p>- jeu de données test (étape 3)</text:p>
          </table:table-cell>
          <table:table-cell office:value-type="string" calcext:value-type="string">
            <text:p>Étape 1 : critique de la base de données existante + proposition d'un nouveau modèle (incluant les correstions) et sa transformation en modèle relationnel (script SQL)</text:p>
            <text:p/>
            <text:p>Étape 2 : répondre aux différentes requêtes (livrable sous forme de script SQL)</text:p>
            <text:p/>
            <text:p>Étape 3 : extension de la base de données (diagramme de classe + implémentation SQL) + proposition d'un jeu de données test pour peupler la nouvelle base de données</text:p>
          </table:table-cell>
          <table:table-cell table:number-columns-repeated="16376"/>
        </table:table-row>
        <table:table-row table:style-name="ro6">
          <table:table-cell office:value-type="string" calcext:value-type="string">
            <text:p>S1.05</text:p>
          </table:table-cell>
          <table:table-cell office:value-type="string" calcext:value-type="string">
            <text:p>Recueil de besoins</text:p>
          </table:table-cell>
          <table:table-cell office:value-type="string" calcext:value-type="string">
            <text:p>Yolande LE GALL</text:p>
            <text:p>Jean-Christophe DUBOIS</text:p>
            <text:p>Gildas QUINIOU</text:p>
          </table:table-cell>
          <table:table-cell table:style-name="ce4" office:value-type="string" calcext:value-type="string">
            <text:p>Compétence 5 : </text:p>
            <text:p>Identifier les besoins métiers des clients et des utilisateurs</text:p>
          </table:table-cell>
          <table:table-cell table:style-name="ce4" office:value-type="string" calcext:value-type="string">
            <text:p>AC 15.01 Appréhender les besoins du client et de l’utilisateur</text:p>
            <text:p>- Synthétiser le contexte de l'entreprise</text:p>
            <text:p>- Identifier les attentes/objectifs</text:p>
            <text:p>- Identifier les cibles/persona</text:p>
            <text:p>- Lister les fonctionnalités</text:p>
            <text:p>- Repérer les contraintes techniques </text:p>
            <text:p>- Construire une arborescence de site adaptée aux besoins</text:p>
            <text:p>- Définir une charte graphique cohérente avec l'univers du client</text:p>
            <text:p>- Réaliser une maquette répondant aux besoins du client</text:p>
            <text:p>- Développer un site web répondant aux besoins du client</text:p>
            <text:p>AC 15.02 Mettre en place les outils de gestion de projet - Utiliser un outil collaboratif</text:p>
            <text:p>AC 15.03 Identifier les acteurs et les différentes phases d'un cycle de développement</text:p>
            <text:p>- S’organiser en équipe : répartition des rôles</text:p>
            <text:p>- Communiquer efficacement entre les différenets acteurs du projet</text:p>
            <text:p>- Respecter les délais</text:p>
            <text:p>- Fournir les livrables</text:p>
          </table:table-cell>
          <table:table-cell table:style-name="ce4"/>
          <table:table-cell office:value-type="string" calcext:value-type="string">
            <text:p>Expression des besoins</text:p>
            <text:p>Arborescence du site</text:p>
            <text:p>Charte graphique</text:p>
            <text:p>Maquette</text:p>
            <text:p>Code source versionné (GIT)</text:p>
            <text:p>Support de présentation</text:p>
          </table:table-cell>
          <table:table-cell office:value-type="string" calcext:value-type="string">
            <text:p>1-Organisation d'équipe : répartition du travail, rôles....</text:p>
            <text:p>2-Compréhension et rédaction des besoins</text:p>
            <text:p>3-Réalisation de l'arborescence</text:p>
            <text:p>4-Création de la charte graphique</text:p>
            <text:p>5-Maquettage</text:p>
            <text:p>6-Programmation avec outil de versionning</text:p>
            <text:p>7-Présentation orale en équipe</text:p>
          </table:table-cell>
          <table:table-cell table:number-columns-repeated="16376"/>
        </table:table-row>
        <table:table-row table:style-name="ro7">
          <table:table-cell office:value-type="string" calcext:value-type="string">
            <text:p>S1.06</text:p>
          </table:table-cell>
          <table:table-cell office:value-type="string" calcext:value-type="string">
            <text:p>Environnement économique</text:p>
          </table:table-cell>
          <table:table-cell office:value-type="string" calcext:value-type="string">
            <text:p>Elisabeth GENAIVRE</text:p>
            <text:p>Fabienne MILET</text:p>
            <text:p>Bertrand DE VILLENEUVE</text:p>
          </table:table-cell>
          <table:table-cell table:style-name="ce4" office:value-type="string" calcext:value-type="string">
            <text:p>Compétence 6 : </text:p>
            <text:p>Identifier ses aptitudes pour travailler dans une équipe</text:p>
          </table:table-cell>
          <table:table-cell table:style-name="ce4" office:value-type="string" calcext:value-type="string">
            <text:p>AC 16.01 Appréhender l'écosystème numérique</text:p>
            <text:p>- Autres apprentisssages : organiser le travail de son équipe et répartir les tâches en utilisant des outils</text:p>
            <text:p>- Analyser et cerner un sujet, comprendre une problématique</text:p>
            <text:p>- Mettre en place une démarche de recherche documentaire et mettre en place des outils de veille</text:p>
            <text:p>- Collecter, analyser et trier de l'information</text:p>
            <text:p>- Rédiger une synthèse</text:p>
            <text:p>- Présenter oralement son travail (individuellement et en équipe), utiliser des outils de présentation en ligne, gérer le temps</text:p>
          </table:table-cell>
          <table:table-cell table:style-name="ce4"/>
          <table:table-cell office:value-type="string" calcext:value-type="string">
            <text:p>Deux supports de présentation individuels <text:s/>; un support de présentation d'équipe, un dossier synthétique d'équipe</text:p>
          </table:table-cell>
          <table:table-cell office:value-type="string" calcext:value-type="string">
            <text:p>1- Organiser le travail d'équipe à l'aide d'outils (fixer ses objectifs , partager des tâches et planifier le travail)</text:p>
            <text:p>2- Organiser sa recherche documentaire sur une entreprise et mettre en place des outils de veille (mots clés, sources ; lecture , analyse et tri des informations relative à l'organisation et la RSE portant sur le développement et transition écologique)</text:p>
            <text:p>3- Préparer une synthèse écrite </text:p>
            <text:p>4- Présenter son travail à l'aide d'outils web (canva, prézi, genially)</text:p>
            <text:p>5- Présenter son travail oralement individuellement et en équipe</text:p>
          </table:table-cell>
          <table:table-cell table:number-columns-repeated="16376"/>
        </table:table-row>
      </table:table>
      <table:table table:name="S2" table:style-name="ta2">
        <table:table-column table:style-name="co1" table:default-cell-style-name="ce8"/>
        <table:table-column table:style-name="co2" table:default-cell-style-name="ce9"/>
        <table:table-column table:style-name="co2" table:default-cell-style-name="ce11"/>
        <table:table-column table:style-name="co3" table:default-cell-style-name="ce5"/>
        <table:table-column table:style-name="co4" table:number-columns-repeated="2" table:default-cell-style-name="ce11"/>
        <table:table-column table:style-name="co5" table:number-columns-repeated="2" table:default-cell-style-name="ce11"/>
        <table:table-column table:style-name="co6" table:number-columns-repeated="16376" table:default-cell-style-name="Default"/>
        <table:table-row table:style-name="ro1">
          <table:table-cell table:style-name="ce7" office:value-type="string" calcext:value-type="string">
            <text:p>Saé</text:p>
          </table:table-cell>
          <table:table-cell table:style-name="ce7" office:value-type="string" calcext:value-type="string">
            <text:p>Nom de la SAE</text:p>
          </table:table-cell>
          <table:table-cell table:style-name="ce7" office:value-type="string" calcext:value-type="string">
            <text:p>Intervenantes et intervenants</text:p>
          </table:table-cell>
          <table:table-cell table:style-name="ce7" office:value-type="string" calcext:value-type="string">
            <text:p>Compétences</text:p>
          </table:table-cell>
          <table:table-cell table:style-name="ce7" office:value-type="string" calcext:value-type="string">
            <text:p>Compétences associées (cf Apprentissages critiques)</text:p>
          </table:table-cell>
          <table:table-cell table:style-name="ce7" office:value-type="string" calcext:value-type="string">
            <text:p>Nature du projet</text:p>
          </table:table-cell>
          <table:table-cell table:style-name="ce7" office:value-type="string" calcext:value-type="string">
            <text:p>types de traces (image, vidéo, etc.)</text:p>
          </table:table-cell>
          <table:table-cell table:style-name="ce7" office:value-type="string" calcext:value-type="string">
            <text:p>Etapes projets</text:p>
          </table:table-cell>
          <table:table-cell table:number-columns-repeated="16376"/>
        </table:table-row>
        <table:table-row table:style-name="ro9">
          <table:table-cell office:value-type="string" calcext:value-type="string">
            <text:p>S2.01</text:p>
          </table:table-cell>
          <table:table-cell office:value-type="string" calcext:value-type="string">
            <text:p>Développement d'application</text:p>
          </table:table-cell>
          <table:table-cell table:style-name="ce10" office:value-type="string" calcext:value-type="string">
            <text:p>Ludovic LIETARD</text:p>
          </table:table-cell>
          <table:table-cell office:value-type="string" calcext:value-type="string">
            <text:p>Compétence 1 : </text:p>
            <text:p>Développer des applications informatiques simples</text:p>
          </table:table-cell>
          <table:table-cell office:value-type="string" calcext:value-type="string">
            <text:p>AC 11.01 Implémenter une application à partir de spécifications simples.</text:p>
            <text:p>AC 11.02 Concevoir une application (à l'aide d'UML) à partir de spécifications simples.</text:p>
            <text:p>AC 11.03 Evaluer une application (par rapport aux spécifications) par des tests.</text:p>
            <text:p>AC 11.04 Réaliser des interfaces (IHM) utilisateurs.</text:p>
          </table:table-cell>
          <table:table-cell/>
          <table:table-cell office:value-type="string" calcext:value-type="string">
            <text:p>diagrammes UML,</text:p>
            <text:p>images écran de l'application,</text:p>
            <text:p>le code de l'application.</text:p>
          </table:table-cell>
          <table:table-cell table:number-columns-repeated="16377"/>
        </table:table-row>
        <table:table-row table:style-name="ro10">
          <table:table-cell office:value-type="string" calcext:value-type="string">
            <text:p>S2.02</text:p>
          </table:table-cell>
          <table:table-cell office:value-type="string" calcext:value-type="string">
            <text:p>Exploration algorithmique</text:p>
          </table:table-cell>
          <table:table-cell office:value-type="string" calcext:value-type="string">
            <text:p>Adib RAHMOUNI</text:p>
            <text:p>Gwendal LE BOUFFANT</text:p>
          </table:table-cell>
          <table:table-cell office:value-type="string" calcext:value-type="string">
            <text:p>Compétence 2 : </text:p>
            <text:p>Appréhender et construire des algorithmes</text:p>
          </table:table-cell>
          <table:table-cell office:value-type="string" calcext:value-type="string">
            <text:p>AC12.01 Analyser un problème avec méthode </text:p>
            <text:p>AC12.02 Comparer des algorithmes pour des problèmes classiques</text:p>
            <text:p>AC12.03 Formaliser et mettre en œuvre des outils mathématiques pour l’informatique</text:p>
          </table:table-cell>
          <table:table-cell/>
          <table:table-cell office:value-type="string" calcext:value-type="string">
            <text:p>Rapport de présentation du problème, des algorithmes envisagés et de la solution retenue.</text:p>
            <text:p>Programmes python de la  solution retenue et mise en oeuvre.</text:p>
          </table:table-cell>
          <table:table-cell office:value-type="string" calcext:value-type="string">
            <text:p>Etape1 : Brève étude de trois problèmes (problème du cavalier, des huits dames, du postier chinois).</text:p>
            <text:p>Etape2 :  Choix du problème par équipe et étude d'algorithmes correspondants (backtracking etc).</text:p>
            <text:p>Etape3 : Mise en oeuvre de la solution retenue. et étude des limitations. Généralisation à des dimensions supérieures.</text:p>
            <text:p>Etape4 : Rapport d'étude et présentation orale de la mise en oeuvre. </text:p>
          </table:table-cell>
          <table:table-cell table:number-columns-repeated="16376"/>
        </table:table-row>
        <table:table-row table:style-name="ro11">
          <table:table-cell office:value-type="string" calcext:value-type="string">
            <text:p>S2.03</text:p>
          </table:table-cell>
          <table:table-cell office:value-type="string" calcext:value-type="string">
            <text:p>Installation services réseaux</text:p>
          </table:table-cell>
          <table:table-cell table:style-name="ce10"/>
          <table:table-cell table:style-name="ce4" office:value-type="string" calcext:value-type="string">
            <text:p>Compétence 3 : </text:p>
            <text:p>Installer et configurer un poste de travail</text:p>
          </table:table-cell>
          <table:table-cell table:number-columns-repeated="16380"/>
        </table:table-row>
        <table:table-row table:style-name="ro12">
          <table:table-cell office:value-type="string" calcext:value-type="string">
            <text:p>S2.04</text:p>
          </table:table-cell>
          <table:table-cell office:value-type="string" calcext:value-type="string">
            <text:p>Exploitation de base de données</text:p>
          </table:table-cell>
          <table:table-cell office:value-type="string" calcext:value-type="string">
            <text:p>Tassadit BOUADI, Arnaud DELHAY-LORRAIN, Arthur HOARAU, Hamza AMARA (BDD)</text:p>
            <text:p>Tiphaine JEZEQUEL, Luc KLAINE (MATHS)</text:p>
            <text:p>Densi VAILLANT (ANGLAIS)</text:p>
          </table:table-cell>
          <table:table-cell office:value-type="string" calcext:value-type="string">
            <text:p>Compétence 4 : </text:p>
            <text:p>Concevoir et mettre en place une base de données à partir d'un cahier des charges client</text:p>
          </table:table-cell>
          <table:table-cell office:value-type="string" calcext:value-type="string">
            <text:p>AC14.01 Mettre à jour et interroger une base de données relationnelle (en requêtes directes ou à travers une application)</text:p>
            <text:p>AC14.02 Visualiser des données</text:p>
            <text:p>AC14.03 Concevoir une base de données relationnelle à partir d’un cahier des charges</text:p>
          </table:table-cell>
          <table:table-cell/>
          <table:table-cell office:value-type="string" calcext:value-type="string">
            <text:p>- Présentation orale des résultats en anglais (Etape 4)</text:p>
            <text:p>- Script de création de base de données et de peuplement de la base (Etapes 1 et 2)</text:p>
            <text:p>- Export et exploitation des données présentées sous forme de vues : mise en évidence de regroupements, représentation graphique (ACP), analyse de corrélations (cercle des corrélations) (Etape 3)</text:p>
          </table:table-cell>
          <table:table-cell office:value-type="string" calcext:value-type="string">
            <text:p>Etape 1 : - traduire un modèle de données en un schéma relationnel --&gt; script de création de schéma relationnel </text:p>
            <text:p>- Etape 2 : peupler une base à partir de données réelles et réflechir à la modification du schéma pour prendre en compte la réalité de ces données --&gt; script de modification de schéma relationnel et de peuplement de la base. </text:p>
            <text:p>- Etape 3: concevoir des vues pour exploiter ces données pour en faire des synthèses, et exporter les données et exploiter les statistiques (clustering, ACP) --&gt; script de traitement en Python pour les statistiques, rapport présentant problématique et analyse</text:p>
            <text:p>- Etape 4 : présentation orale du travail en Anglais</text:p>
          </table:table-cell>
          <table:table-cell table:number-columns-repeated="16376"/>
        </table:table-row>
        <table:table-row table:style-name="ro13">
          <table:table-cell office:value-type="string" calcext:value-type="string">
            <text:p>S2.05</text:p>
          </table:table-cell>
          <table:table-cell office:value-type="string" calcext:value-type="string">
            <text:p>Gestion d'un projet</text:p>
          </table:table-cell>
          <table:table-cell office:value-type="string" calcext:value-type="string">
            <text:p>Michèle NEDELEC</text:p>
            <text:p>Benoît TOTTEREAU</text:p>
          </table:table-cell>
          <table:table-cell table:style-name="ce4" office:value-type="string" calcext:value-type="string">
            <text:p>Compétence 5 : </text:p>
            <text:p>Identifier les besoins métiers des clients et des utilisateurs</text:p>
          </table:table-cell>
          <table:table-cell office:value-type="string" calcext:value-type="string">
            <text:p>AC 15.01 Appréhender les besoins du client et de l'utilisateur</text:p>
            <text:p>AC 15.02 Mettre en place les outils de gestion de projet</text:p>
            <text:p>AC 15.03 Identifier les acteurs et les différentes phases d'un cycle de développement</text:p>
          </table:table-cell>
          <table:table-cell/>
          <table:table-cell office:value-type="string" calcext:value-type="string">
            <text:p>Note de Cadrage, Document de SEL, Organigramme des Tâches, Matrice des Responsabilités, Diagrammes de Gantt prévisionnel et réel, Estimation des charges et coûts</text:p>
          </table:table-cell>
          <table:table-cell office:value-type="string" calcext:value-type="string">
            <text:p>1. Rédaction de la Note de Cadrage</text:p>
            <text:p>2. Rédaction de la SEL</text:p>
            <text:p>3. Réalisation de l'OT et matrice RACI</text:p>
            <text:p>4. Estimation des charges et coûts</text:p>
            <text:p>5. Planification Gantt prévisionnel</text:p>
            <text:p>6 Suivi Gantt réel</text:p>
            <text:p>7. Soutenance, comparaison prévisionne vs réalisé </text:p>
          </table:table-cell>
          <table:table-cell table:number-columns-repeated="16376"/>
        </table:table-row>
        <table:table-row table:style-name="ro14">
          <table:table-cell office:value-type="string" calcext:value-type="string">
            <text:p>S2.06</text:p>
          </table:table-cell>
          <table:table-cell office:value-type="string" calcext:value-type="string">
            <text:p>Travail d'équipe</text:p>
          </table:table-cell>
          <table:table-cell office:value-type="string" calcext:value-type="string">
            <text:p>Carole PRIMOT</text:p>
            <text:p>Sylvie PERAN</text:p>
            <text:p>Fabienne MILET</text:p>
          </table:table-cell>
          <table:table-cell table:style-name="ce4" office:value-type="string" calcext:value-type="string">
            <text:p>Compétence 6 : </text:p>
            <text:p>Identifier ses aptitudes pour travailler dans une équipe</text:p>
          </table:table-cell>
          <table:table-cell office:value-type="string" calcext:value-type="string">
            <text:p>AC 16.02 Découvrir les aptitudes requises selon les différents secteurs d'activité</text:p>
            <text:p>AC 16.03 Identifier les statuts, les fonctions et les rôles de chaque membre de l'équipe pluridisciplinaire</text:p>
            <text:p>AC 16.04 Acquérir les compétences interpersonnelles pour travailler en équipe</text:p>
          </table:table-cell>
          <table:table-cell/>
          <table:table-cell office:value-type="string" calcext:value-type="string">
            <text:p>Mise en place d'outils de travail collaboratif ;</text:p>
            <text:p>rapport d'organisation d'un évenement ;</text:p>
            <text:p>étude de l'enteprise choisie ;</text:p>
            <text:p>méthode du QQOQCCP ;</text:p>
            <text:p>organigramme des tâches : diagramme de gantt ;</text:p>
            <text:p>flyer de l'événement ;</text:p>
            <text:p>film événementiel ;</text:p>
            <text:p>support visuel de présentation orale de l'événement ;</text:p>
            <text:p>présentation orale</text:p>
          </table:table-cell>
          <table:table-cell office:value-type="string" calcext:value-type="string">
            <text:p>1- consitution des équipes et mise en place des outils de travail collaboratif</text:p>
            <text:p>2- choix d'une entreprise et étude de l'entreprise choisie</text:p>
            <text:p>3- choix de l'événement de team building organisé dans l'entreprise choisie</text:p>
            <text:p>4- analyse de l'événement avec méthode QQOQCCP</text:p>
            <text:p>5- organigramme des tâches de l'événement </text:p>
            <text:p>6- diagramme de  gantt de l'événement </text:p>
            <text:p>7- rédaction du rapport d'organisation de l'événement </text:p>
            <text:p>8- conception du flyer de l'événement </text:p>
            <text:p>9- réalisation du film évenementiel </text:p>
            <text:p>10- préparation de la présentation orale de l'événement (support visuel et exposé)</text:p>
          </table:table-cell>
          <table:table-cell table:number-columns-repeated="16376"/>
        </table:table-row>
      </table:table>
      <table:table table:name="S3" table:style-name="ta3">
        <table:table-column table:style-name="co1" table:default-cell-style-name="ce8"/>
        <table:table-column table:style-name="co2" table:default-cell-style-name="ce12"/>
        <table:table-column table:style-name="co2" table:default-cell-style-name="ce7"/>
        <table:table-column table:style-name="co3" table:default-cell-style-name="ce5"/>
        <table:table-column table:style-name="co4" table:number-columns-repeated="2" table:default-cell-style-name="ce11"/>
        <table:table-column table:style-name="co5" table:number-columns-repeated="2" table:default-cell-style-name="ce11"/>
        <table:table-column table:style-name="co6" table:number-columns-repeated="16376" table:default-cell-style-name="Default"/>
        <table:table-row table:style-name="ro1">
          <table:table-cell table:style-name="ce7" office:value-type="string" calcext:value-type="string">
            <text:p>Saé</text:p>
          </table:table-cell>
          <table:table-cell table:style-name="ce7" office:value-type="string" calcext:value-type="string">
            <text:p>Nom de la SAE</text:p>
          </table:table-cell>
          <table:table-cell office:value-type="string" calcext:value-type="string">
            <text:p>Intervenantes et intervenants</text:p>
          </table:table-cell>
          <table:table-cell table:style-name="ce7" office:value-type="string" calcext:value-type="string">
            <text:p>Compétences</text:p>
          </table:table-cell>
          <table:table-cell table:style-name="ce7" office:value-type="string" calcext:value-type="string">
            <text:p>Compétences associées (cf Apprentissages critiques)</text:p>
          </table:table-cell>
          <table:table-cell table:style-name="ce7" office:value-type="string" calcext:value-type="string">
            <text:p>Nature du projet</text:p>
          </table:table-cell>
          <table:table-cell table:style-name="ce7" office:value-type="string" calcext:value-type="string">
            <text:p>types de traces (image, vidéo, etc.)</text:p>
          </table:table-cell>
          <table:table-cell table:style-name="ce7" office:value-type="string" calcext:value-type="string">
            <text:p>Etapes projets</text:p>
          </table:table-cell>
          <table:table-cell table:number-columns-repeated="16376"/>
        </table:table-row>
        <table:table-row table:style-name="ro15">
          <table:table-cell office:value-type="string" calcext:value-type="string">
            <text:p>S3.A.01</text:p>
          </table:table-cell>
          <table:table-cell office:value-type="string" calcext:value-type="string">
            <text:p><text:span text:style-name="T1">SAE spécifique parcours A :</text:span></text:p>
            <text:p><text:span text:style-name="T2">Développement d'application</text:span></text:p>
          </table:table-cell>
          <table:table-cell table:style-name="ce10"/>
          <table:table-cell office:value-type="string" calcext:value-type="string">
            <text:p>Compétence 1 : </text:p>
            <text:p>Partir des exigences et aller jusqu’à une application complète</text:p>
          </table:table-cell>
          <table:table-cell/>
          <table:table-cell office:value-type="string" calcext:value-type="string">
            <text:p>Projet Alizon : conception, design et création d'un sit de e-commerce avec module satellite de simulation de livraisons</text:p>
          </table:table-cell>
          <table:table-cell office:value-type="string" calcext:value-type="string">
            <text:p>Site Web : HTML, CSS, PHP, JS, SQL.</text:p>
            <text:p>Diagrammes UML</text:p>
            <text:p>Documentation PDF</text:p>
            <text:p>Gestion de projet : supports de la méthode Agile</text:p>
            <text:p>Simulateur : C</text:p>
          </table:table-cell>
          <table:table-cell table:number-columns-repeated="16377"/>
        </table:table-row>
        <table:table-row table:style-name="ro15">
          <table:table-cell office:value-type="string" calcext:value-type="string">
            <text:p>S3.C.01</text:p>
          </table:table-cell>
          <table:table-cell office:value-type="string" calcext:value-type="string">
            <text:p><text:span text:style-name="T1">SAE spécifique parcours C :</text:span></text:p>
            <text:p><text:span text:style-name="T2">Conception BDD</text:span></text:p>
          </table:table-cell>
          <table:table-cell table:style-name="ce11"/>
          <table:table-cell table:number-columns-repeated="2"/>
          <table:table-cell office:value-type="string" calcext:value-type="string">
            <text:p>Projet Alizon : conception, design et création d'un sit de e-commerce avec module satellite de simulation de livraisons</text:p>
          </table:table-cell>
          <table:table-cell office:value-type="string" calcext:value-type="string">
            <text:p>Site Web : HTML, CSS, PHP, JS, SQL.</text:p>
            <text:p>Diagrammes UML</text:p>
            <text:p>Documentation PDF</text:p>
            <text:p>Gestion de projet : supports de la méthode Agile</text:p>
            <text:p>Simulateur : C</text:p>
          </table:table-cell>
          <table:table-cell table:number-columns-repeated="16377"/>
        </table:table-row>
      </table:table>
      <table:table table:name="S4" table:style-name="ta4">
        <table:table-column table:style-name="co1" table:default-cell-style-name="ce8"/>
        <table:table-column table:style-name="co2" table:default-cell-style-name="ce12"/>
        <table:table-column table:style-name="co2" table:default-cell-style-name="ce7"/>
        <table:table-column table:style-name="co3" table:default-cell-style-name="ce5"/>
        <table:table-column table:style-name="co4" table:number-columns-repeated="2" table:default-cell-style-name="ce11"/>
        <table:table-column table:style-name="co5" table:number-columns-repeated="2" table:default-cell-style-name="ce11"/>
        <table:table-column table:style-name="co6" table:number-columns-repeated="16376" table:default-cell-style-name="Default"/>
        <table:table-row table:style-name="ro1">
          <table:table-cell table:style-name="ce7" office:value-type="string" calcext:value-type="string">
            <text:p>Saé</text:p>
          </table:table-cell>
          <table:table-cell table:style-name="ce7" office:value-type="string" calcext:value-type="string">
            <text:p>Nom de la SAE</text:p>
          </table:table-cell>
          <table:table-cell office:value-type="string" calcext:value-type="string">
            <text:p>Intervenantes et intervenants</text:p>
          </table:table-cell>
          <table:table-cell table:style-name="ce7" office:value-type="string" calcext:value-type="string">
            <text:p>Compétences</text:p>
          </table:table-cell>
          <table:table-cell table:style-name="ce7" office:value-type="string" calcext:value-type="string">
            <text:p>Compétences associées (cf Apprentissages critiques)</text:p>
          </table:table-cell>
          <table:table-cell table:style-name="ce7" office:value-type="string" calcext:value-type="string">
            <text:p>Nature du projet</text:p>
          </table:table-cell>
          <table:table-cell table:style-name="ce7" office:value-type="string" calcext:value-type="string">
            <text:p>types de traces (image, vidéo, etc.)</text:p>
          </table:table-cell>
          <table:table-cell table:style-name="ce7" office:value-type="string" calcext:value-type="string">
            <text:p>Etapes projets</text:p>
          </table:table-cell>
          <table:table-cell table:number-columns-repeated="16376"/>
        </table:table-row>
        <table:table-row table:style-name="ro9">
          <table:table-cell office:value-type="string" calcext:value-type="string">
            <text:p>S4.A.01</text:p>
          </table:table-cell>
          <table:table-cell office:value-type="string" calcext:value-type="string">
            <text:p><text:span text:style-name="T1">SAE spécifique parcours A :</text:span></text:p>
            <text:p><text:span text:style-name="T2">Développement d'application</text:span></text:p>
          </table:table-cell>
          <table:table-cell table:style-name="ce10"/>
          <table:table-cell office:value-type="string" calcext:value-type="string">
            <text:p>Compétence 1 : </text:p>
            <text:p>Partir des exigences et aller jusqu’à une application complète</text:p>
          </table:table-cell>
          <table:table-cell/>
          <table:table-cell office:value-type="string" calcext:value-type="string">
            <text:p>Projet Alizon : passage à une place de marché avec module satellite de génération de catalogues</text:p>
          </table:table-cell>
          <table:table-cell office:value-type="string" calcext:value-type="string">
            <text:p>Site Web : HTML, CSS, PHP, JS, SQL.</text:p>
            <text:p>Diagrammes UML</text:p>
            <text:p>Documentation PDF</text:p>
            <text:p>Gestion de projet : supports de la méthode Agile</text:p>
            <text:p>Générateur de catalogues : PDF, Template HTML/CSS</text:p>
          </table:table-cell>
          <table:table-cell table:number-columns-repeated="16377"/>
        </table:table-row>
        <table:table-row table:style-name="ro9">
          <table:table-cell office:value-type="string" calcext:value-type="string">
            <text:p>S4.C.01</text:p>
          </table:table-cell>
          <table:table-cell office:value-type="string" calcext:value-type="string">
            <text:p><text:span text:style-name="T1">SAE spécifique parcours C :</text:span></text:p>
            <text:p><text:span text:style-name="T2">Développement avec bases de données</text:span></text:p>
          </table:table-cell>
          <table:table-cell table:style-name="ce11"/>
          <table:table-cell office:value-type="string" calcext:value-type="string">
            <text:p>Compétence 4 :</text:p>
            <text:p>Optimiser une base de données, interagir avec une application et mettre en œuvre la sécurité</text:p>
          </table:table-cell>
          <table:table-cell/>
          <table:table-cell office:value-type="string" calcext:value-type="string">
            <text:p>Projet Alizon : passage à une place de marché avec module satellite de génération de catalogues</text:p>
          </table:table-cell>
          <table:table-cell office:value-type="string" calcext:value-type="string">
            <text:p>Site Web : HTML, CSS, PHP, JS, SQL.</text:p>
            <text:p>Diagrammes UML</text:p>
            <text:p>Documentation PDF</text:p>
            <text:p>Gestion de projet : supports de la méthode Agile</text:p>
            <text:p>Générateur de catalogues : PDF, Template HTML/CSS</text:p>
          </table:table-cell>
          <table:table-cell table:number-columns-repeated="16377"/>
        </table:table-row>
      </table:table>
      <table:table table:name="SAE101" table:style-name="ta5">
        <table:table-column table:style-name="co7" table:default-cell-style-name="Default"/>
        <table:table-column table:style-name="co8" table:default-cell-style-name="Default"/>
        <table:table-column table:style-name="co9" table:number-columns-repeated="16382" table:default-cell-style-name="Default"/>
        <table:table-row table:style-name="ro8">
          <table:table-cell office:value-type="string" calcext:value-type="string">
            <text:p>Année</text:p>
          </table:table-cell>
          <table:table-cell office:value-type="string" calcext:value-type="string">
            <text:p>Projet</text:p>
          </table:table-cell>
          <table:table-cell table:number-columns-repeated="16382"/>
        </table:table-row>
        <table:table-row table:style-name="ro8">
          <table:table-cell office:value-type="string" calcext:value-type="string">
            <text:p>2021-2022</text:p>
          </table:table-cell>
          <table:table-cell office:value-type="string" calcext:value-type="string">
            <text:p>Jeu de yams</text:p>
          </table:table-cell>
          <table:table-cell table:number-columns-repeated="16382"/>
        </table:table-row>
        <table:table-row table:style-name="ro8">
          <table:table-cell office:value-type="string" calcext:value-type="string">
            <text:p>2022-2023</text:p>
          </table:table-cell>
          <table:table-cell office:value-type="string" calcext:value-type="string">
            <text:p>puissance 4</text:p>
          </table:table-cell>
          <table:table-cell table:number-columns-repeated="16382"/>
        </table:table-row>
        <table:table-row table:style-name="ro8">
          <table:table-cell office:value-type="string" calcext:value-type="string">
            <text:p>2024-2025</text:p>
          </table:table-cell>
          <table:table-cell office:value-type="string" calcext:value-type="string">
            <text:p>sudoku</text:p>
          </table:table-cell>
          <table:table-cell table:number-columns-repeated="16382"/>
        </table:table-row>
        <table:table-row table:style-name="ro8">
          <table:table-cell office:value-type="string" calcext:value-type="string">
            <text:p>2025-2026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E101" style:display-name="PageStyle_SAE10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3" style:display-name="PageStyle_S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4" style:display-name="PageStyle_S4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2" style:display-name="PageStyle_S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1" style:display-name="PageStyle_S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sabelle Henrio</meta:initial-creator>
    <meta:creation-date>2021-08-31T18:35:01</meta:creation-date>
    <dc:date>2025-06-03T01:12:39.531000000</dc:date>
    <meta:generator>LibreOffice/24.8.6.2$Windows_X86_64 LibreOffice_project/6d98ba145e9a8a39fc57bcc76981d1fb1316c60c</meta:generator>
    <meta:editing-duration>PT2H52M39S</meta:editing-duration>
    <meta:editing-cycles>1</meta:editing-cycles>
    <meta:document-statistic meta:table-count="5" meta:cell-count="140" meta:object-count="0"/>
    <meta:user-defined meta:name="AppVersion">16.0300</meta:user-defined>
    <meta:user-defined meta:name="ContentTypeId">0x010100692776EF4CF65E4F8BE0268A35527AC0</meta:user-defined>
    <meta:user-defined meta:name="MediaServiceImageTags"/>
  </office:meta>
</office:document-meta>
</file>